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2" style:parent-style-name="Paragraphedeliste" style:list-style-name="LFO1" style:family="paragraph"/>
    <style:style style:name="T3" style:parent-style-name="Policepardéfaut" style:family="text">
      <style:text-properties fo:font-weight="bold" style:font-weight-asian="bold" style:font-weight-complex="bold"/>
    </style:style>
    <style:style style:name="T4" style:parent-style-name="Policepardéfaut" style:family="text">
      <style:text-properties fo:font-weight="bold" style:font-weight-asian="bold" style:font-weight-complex="bold"/>
    </style:style>
    <style:style style:name="T5" style:parent-style-name="Policepardéfaut" style:family="text">
      <style:text-properties fo:font-weight="bold" style:font-weight-asian="bold" style:font-weight-complex="bold"/>
    </style:style>
    <style:style style:name="T6" style:parent-style-name="Policepardéfaut" style:family="text">
      <style:text-properties fo:font-weight="bold" style:font-weight-asian="bold" style:font-weight-complex="bold"/>
    </style:style>
    <style:style style:name="P7" style:parent-style-name="Paragraphedeliste" style:list-style-name="LFO2" style:family="paragraph"/>
    <style:style style:name="T8" style:parent-style-name="Policepardéfaut" style:family="text">
      <style:text-properties fo:font-weight="bold" style:font-weight-asian="bold" style:font-weight-complex="bold"/>
    </style:style>
    <style:style style:name="T9" style:parent-style-name="Policepardéfaut" style:family="text">
      <style:text-properties fo:font-weight="bold" style:font-weight-asian="bold" style:font-weight-complex="bold"/>
    </style:style>
    <style:style style:name="P10" style:parent-style-name="Paragraphedeliste" style:list-style-name="LFO2" style:family="paragraph"/>
    <style:style style:name="T11" style:parent-style-name="Policepardéfaut" style:family="text">
      <style:text-properties fo:font-weight="bold" style:font-weight-asian="bold" style:font-weight-complex="bold"/>
    </style:style>
    <style:style style:name="P12" style:parent-style-name="Paragraphedeliste" style:family="paragraph">
      <style:text-properties fo:font-weight="bold" style:font-weight-asian="bold" style:font-weight-complex="bold"/>
    </style:style>
    <style:style style:name="P13" style:parent-style-name="Paragraphedeliste" style:list-style-name="LFO4" style:family="paragraph"/>
    <style:style style:name="T14" style:parent-style-name="Policepardéfaut" style:family="text">
      <style:text-properties fo:font-weight="bold" style:font-weight-asian="bold" style:font-weight-complex="bold"/>
    </style:style>
    <style:style style:name="T15" style:parent-style-name="Policepardéfaut" style:family="text">
      <style:text-properties fo:font-weight="bold" style:font-weight-asian="bold" style:font-weight-complex="bold"/>
    </style:style>
    <style:style style:name="P16" style:parent-style-name="Normal" style:family="paragraph">
      <style:paragraph-properties fo:margin-left="0.4916in">
        <style:tab-stops/>
      </style:paragraph-properties>
    </style:style>
    <style:style style:name="P17" style:parent-style-name="Normal" style:family="paragraph">
      <style:paragraph-properties fo:margin-left="0.4916in">
        <style:tab-stops/>
      </style:paragraph-properties>
    </style:style>
  </office:automatic-styles>
  <office:body>
    <office:text text:use-soft-page-breaks="true">
      <text:p text:style-name="P1">Dépendances fonctionnelles</text:p>
      <text:list text:style-name="LFO1" text:continue-numbering="true">
        <text:list-item>
          <text:p text:style-name="P2"><text:span text:style-name="T3">id_etudiant</text:span><text:s/>→ nom, prenom, genre, date_naissance, email_universitaire, type_bac, redoublant, en_apprentissage, adresse, telephone, moyenne_generale, id_groupe, id_covoiturage</text:p>
        </text:list-item>
      </text:list>
      <text:p text:style-name="Paragraphedeliste"><text:span text:style-name="T4">Commentaire :</text:span><text:line-break/>Chaque étudiant est identifié par un identifiant unique. Toutes ses informations personnelles et pédagogiques dépendent de cet identifiant.</text:p>
      <text:p text:style-name="Paragraphedeliste"/>
      <text:p text:style-name="Paragraphedeliste"><text:span text:style-name="T5">id_enseignant<text:s/></text:span>→ nom_enseignant, prenom_enseignant, email_enseignant, role,login, mot_de_passe</text:p>
      <text:p text:style-name="Paragraphedeliste"><text:span text:style-name="T6">Commentaire :</text:span><text:line-break/>Chaque enseignant est identifié par son identifiant unique. Les attributs comme le rôle ou le login en dépendent directement.</text:p>
      <text:p text:style-name="Paragraphedeliste"/>
      <text:list text:style-name="LFO2" text:continue-numbering="true">
        <text:list-item>
          <text:p text:style-name="P7"><text:span text:style-name="T8">id_groupe</text:span><text:s/>→ nom_groupe, type_groupe, semestre, nb_etudiants, moyenne_groupe</text:p>
        </text:list-item>
      </text:list>
      <text:p text:style-name="Paragraphedeliste"><text:span text:style-name="T9">Commentaire :</text:span><text:line-break/>Chaque groupe est unique et défini par son identifiant.<text:line-break/>Les effectifs et la moyenne du groupe sont des attributs calculés dépendant de l’ensemble des étudiants.</text:p>
      <text:p text:style-name="Paragraphedeliste"/>
      <text:list text:style-name="LFO2" text:continue-numbering="true">
        <text:list-item>
          <text:p text:style-name="P10"><text:span text:style-name="T11">id_enseignant</text:span><text:s/>→ niveau_responsabilite, nb_groupes, taille_max_groupe</text:p>
        </text:list-item>
      </text:list>
      <text:p text:style-name="P12">Commentaire :</text:p>
      <text:p text:style-name="Paragraphedeliste">Un responsable pédagogique (par semestre, année ou filière) possède des paramètres supplémentaires définissant la configuration des groupes.</text:p>
      <text:p text:style-name="Paragraphedeliste"/>
      <text:list text:style-name="LFO4" text:continue-numbering="true">
        <text:list-item>
          <text:p text:style-name="P13"><text:span text:style-name="T14">id_note</text:span><text:s/>→ id_etudiant, matiere, valeur, type_note</text:p>
        </text:list-item>
      </text:list>
      <text:p text:style-name="Paragraphedeliste"><text:span text:style-name="T15">Commentaire :</text:span><text:line-break/>Chaque note est reliée à un étudiant et correspond à une matière et un type d’évaluation précis.</text:p>
      <text:p text:style-name="P16"/>
      <text:p text:style-name="P17"/>
      <text:p text:style-name="Paragraphedelist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afwan Ziani</meta:initial-creator>
    <dc:creator>Safwan Ziani</dc:creator>
    <meta:creation-date>2025-10-15T14:55:00Z</meta:creation-date>
    <dc:date>2025-10-21T18:59:00Z</dc:date>
    <meta:template xlink:href="Normal.dotm" xlink:type="simple"/>
    <meta:editing-cycles>5</meta:editing-cycles>
    <meta:editing-duration>PT0S</meta:editing-duration>
    <meta:document-statistic meta:page-count="1" meta:paragraph-count="2" meta:word-count="189" meta:character-count="1231" meta:row-count="8" meta:non-whitespace-character-count="1044"/>
  </office:meta>
</office:document-meta>
</file>